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75ab24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ed_20__28_var_29__20_4418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draw:fit-to-contour="false" fo:max-height="0cm" fo:max-width="0cm" fo:min-height="0.376cm" fo:min-width="0.227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41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4420" svg:stroke-width="0.019cm" svg:stroke-color="#000000" draw:marker-start-width="0.33cm" draw:marker-start-center="false" draw:marker-end-width="0.33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c3efa7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solid" draw:stroke-dash="Dashed_20__28_var_29__20_442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42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42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42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442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442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none" draw:stroke-dash="Dashed_20__28_var_29__20_4427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draw:fit-to-contour="false" fo:max-height="0cm" fo:max-width="0cm" fo:min-height="0.376cm" fo:min-width="0.222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draw:stroke-dash="Dashed_20__28_var_29__20_4428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draw:fit-to-contour="false" fo:max-height="0cm" fo:max-width="0cm" fo:min-height="0.376cm" fo:min-width="0.243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none" draw:stroke-dash="Dashed_20__28_var_29__20_4429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draw:fit-to-contour="false" fo:max-height="0cm" fo:max-width="0cm" fo:min-height="0.376cm" fo:min-width="0.257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none" draw:stroke-dash="Dashed_20__28_var_29__20_4430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draw:fit-to-contour="false" fo:max-height="0cm" fo:max-width="0cm" fo:min-height="0.376cm" fo:min-width="0.201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none" draw:stroke-dash="Dashed_20__28_var_29__20_4431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draw:fit-to-contour="false" fo:max-height="0cm" fo:max-width="0cm" fo:min-height="0.376cm" fo:min-width="0.217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none" draw:stroke-dash="Dashed_20__28_var_29__20_4432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draw:fit-to-contour="false" fo:max-height="0cm" fo:max-width="0cm" fo:min-height="0.376cm" fo:min-width="0.222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draw:stroke-dash="Dashed_20__28_var_29__20_4433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true" draw:fit-to-size="false" draw:fit-to-contour="false" fo:max-height="0cm" fo:max-width="0cm" fo:min-height="0.376cm" fo:min-width="0.185cm" fo:padding-top="0.03cm" fo:padding-bottom="0.03cm" fo:padding-left="0.049cm" fo:padding-right="0.049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75ab24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solid" draw:fill-color="#c3efa7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825cm" svg:height="2.546cm" svg:x="7.32cm" svg:y="14.952cm">
            <text:p/>
          </draw:rect>
          <draw:frame draw:style-name="gr2" draw:text-style-name="P3" draw:layer="layout" svg:width="0.325cm" svg:height="0.436cm" svg:x="7.026cm" svg:y="14.566cm">
            <draw:text-box>
              <text:p text:style-name="P2"><text:span text:style-name="T1">R</text:span></text:p>
            </draw:text-box>
          </draw:frame>
          <draw:rect draw:style-name="gr3" draw:text-style-name="P4" draw:layer="layout" svg:width="0.324cm" svg:height="0.32cm" svg:x="7.32cm" svg:y="17.178cm">
            <text:p/>
          </draw:rect>
          <draw:rect draw:style-name="gr3" draw:text-style-name="P4" draw:layer="layout" svg:width="0.324cm" svg:height="0.32cm" svg:x="7.32cm" svg:y="14.952cm">
            <text:p/>
          </draw:rect>
          <draw:rect draw:style-name="gr3" draw:text-style-name="P4" draw:layer="layout" svg:width="0.322cm" svg:height="0.32cm" svg:x="10.823cm" svg:y="14.952cm">
            <text:p/>
          </draw:rect>
          <draw:rect draw:style-name="gr3" draw:text-style-name="P4" draw:layer="layout" svg:width="0.322cm" svg:height="0.32cm" svg:x="10.823cm" svg:y="17.178cm">
            <text:p/>
          </draw:rect>
          <draw:g>
            <draw:line draw:style-name="gr4" draw:text-style-name="P5" draw:layer="layout" svg:x1="8.21cm" svg:y1="15.09cm" svg:x2="8.48cm" svg:y2="14.813cm">
              <text:p/>
            </draw:line>
            <draw:line draw:style-name="gr5" draw:text-style-name="P6" draw:layer="layout" svg:x1="8.072cm" svg:y1="15.092cm" svg:x2="8.342cm" svg:y2="14.815cm">
              <text:p/>
            </draw:line>
          </draw:g>
          <draw:polygon draw:style-name="gr6" draw:text-style-name="P7" draw:layer="layout" svg:width="3.821cm" svg:height="2.544cm" svg:x="7.321cm" svg:y="14.954cm" svg:viewBox="0 0 3822 2545" draw:points="1912,0 0,1274 1912,2545 3822,1274">
            <text:p/>
          </draw:polygon>
          <draw:g>
            <draw:line draw:style-name="gr7" draw:text-style-name="P5" draw:layer="layout" svg:x1="10.118cm" svg:y1="15.09cm" svg:x2="10.39cm" svg:y2="14.813cm">
              <text:p/>
            </draw:line>
            <draw:line draw:style-name="gr8" draw:text-style-name="P5" draw:layer="layout" svg:x1="9.983cm" svg:y1="15.092cm" svg:x2="10.253cm" svg:y2="14.815cm">
              <text:p/>
            </draw:line>
          </draw:g>
          <draw:g>
            <draw:line draw:style-name="gr9" draw:text-style-name="P5" draw:layer="layout" svg:x1="8.21cm" svg:y1="17.637cm" svg:x2="8.48cm" svg:y2="17.36cm">
              <text:p/>
            </draw:line>
            <draw:line draw:style-name="gr10" draw:text-style-name="P5" draw:layer="layout" svg:x1="8.072cm" svg:y1="17.637cm" svg:x2="8.342cm" svg:y2="17.36cm">
              <text:p/>
            </draw:line>
          </draw:g>
          <draw:g>
            <draw:line draw:style-name="gr11" draw:text-style-name="P5" draw:layer="layout" svg:x1="10.118cm" svg:y1="17.637cm" svg:x2="10.39cm" svg:y2="17.36cm">
              <text:p/>
            </draw:line>
            <draw:line draw:style-name="gr12" draw:text-style-name="P5" draw:layer="layout" svg:x1="9.983cm" svg:y1="17.637cm" svg:x2="10.253cm" svg:y2="17.36cm">
              <text:p/>
            </draw:line>
          </draw:g>
          <draw:path draw:style-name="gr3" draw:text-style-name="P4" draw:layer="layout" svg:width="0.197cm" svg:height="0.271cm" svg:x="7.223cm" svg:y="16.628cm" svg:viewBox="0 0 198 272" svg:d="M198 272c-94 0-164-18-152-18s-32-31-25-31-21-53-21-46 21-44 21-44l43-18c0 0 54-7 47-7s80-5 67 0 20-42 20-42l-15-50-79-16h-90">
            <text:p/>
          </draw:path>
          <draw:path draw:style-name="gr3" draw:text-style-name="P4" draw:layer="layout" svg:width="0.197cm" svg:height="0.271cm" svg:x="7.223cm" svg:y="15.552cm" svg:viewBox="0 0 198 272" svg:d="M198 272c-94 0-164-18-152-18s-32-30-25-30-21-54-21-49 21-41 21-41l43-19c0 0 54-4 47-4s80-7 67 0 20-44 20-44l-15-49-79-18h-90">
            <text:p/>
          </draw:path>
          <draw:path draw:style-name="gr3" draw:text-style-name="P4" draw:layer="layout" svg:width="0.195cm" svg:height="0.271cm" svg:x="11.044cm" svg:y="16.628cm" svg:viewBox="0 0 196 272" svg:d="M196 272c-94 0-164-18-154-18s-28-31-23-31-19-53-19-46 19-44 19-44l41-18c0 0 56-7 49-7s80-5 67 0 20-42 20-42l-14-50-80-16h-88">
            <text:p/>
          </draw:path>
          <draw:path draw:style-name="gr3" draw:text-style-name="P4" draw:layer="layout" svg:width="0.195cm" svg:height="0.271cm" svg:x="11.044cm" svg:y="15.552cm" svg:viewBox="0 0 196 272" svg:d="M196 272c-94 0-164-18-154-18s-28-30-23-30-19-54-19-49 19-41 19-41l41-19c0 0 56-4 49-4s80-7 67 0 20-44 20-44l-14-49-80-18h-88">
            <text:p/>
          </draw:path>
          <draw:frame draw:style-name="gr13" draw:text-style-name="P3" draw:layer="layout" svg:width="0.32cm" svg:height="0.436cm" svg:x="11.116cm" svg:y="14.559cm">
            <draw:text-box>
              <text:p text:style-name="P2"><text:span text:style-name="T1">A</text:span></text:p>
            </draw:text-box>
          </draw:frame>
          <draw:frame draw:style-name="gr14" draw:text-style-name="P3" draw:layer="layout" svg:width="0.341cm" svg:height="0.436cm" svg:x="6.992cm" svg:y="16.009cm">
            <draw:text-box>
              <text:p text:style-name="P2"><text:span text:style-name="T1">U</text:span></text:p>
            </draw:text-box>
          </draw:frame>
          <draw:frame draw:style-name="gr15" draw:text-style-name="P3" draw:layer="layout" svg:width="0.355cm" svg:height="0.436cm" svg:x="7.003cm" svg:y="17.468cm">
            <draw:text-box>
              <text:p text:style-name="P2"><text:span text:style-name="T1">O</text:span></text:p>
            </draw:text-box>
          </draw:frame>
          <draw:frame draw:style-name="gr16" draw:text-style-name="P3" draw:layer="layout" svg:width="0.299cm" svg:height="0.436cm" svg:x="11.112cm" svg:y="17.468cm">
            <draw:text-box>
              <text:p text:style-name="P2"><text:span text:style-name="T1">T</text:span></text:p>
            </draw:text-box>
          </draw:frame>
          <draw:frame draw:style-name="gr17" draw:text-style-name="P3" draw:layer="layout" svg:width="0.315cm" svg:height="0.436cm" svg:x="11.134cm" svg:y="16.007cm">
            <draw:text-box>
              <text:p text:style-name="P2"><text:span text:style-name="T1">E</text:span></text:p>
            </draw:text-box>
          </draw:frame>
          <draw:frame draw:style-name="gr18" draw:text-style-name="P3" draw:layer="layout" svg:width="0.32cm" svg:height="0.436cm" svg:x="9.086cm" svg:y="14.531cm">
            <draw:text-box>
              <text:p text:style-name="P2"><text:span text:style-name="T1">V</text:span></text:p>
            </draw:text-box>
          </draw:frame>
          <draw:frame draw:style-name="gr19" draw:text-style-name="P3" draw:layer="layout" svg:width="0.283cm" svg:height="0.436cm" svg:x="9.096cm" svg:y="17.498cm">
            <draw:text-box>
              <text:p text:style-name="P2"><text:span text:style-name="T1">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2:58.838009450</dc:date>
    <meta:editing-duration>PT21M55S</meta:editing-duration>
    <meta:editing-cycles>19</meta:editing-cycles>
    <meta:generator>LibreOffice/5.2.7.2$Linux_X86_64 LibreOffice_project/20m0$Build-2</meta:generator>
    <meta:document-statistic meta:object-count="31"/>
  </office:meta>
</office:document-meta>
</file>